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7-blank-Leer" presentation:presentation-page-layout-name="Master1-PPL7" draw:id="Slide-256">
        <draw:custom-shape svg:x="1.48198in" svg:y="1.80786in" svg:width="1.1811in" svg:height="1.1811in" draw:id="id63" draw:style-name="a338" draw:name="Ellipse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691in" svg:y="1.80786in" svg:width="1.1811in" svg:height="1.1811in" draw:id="id64" draw:style-name="a341" draw:name="Ellipse 4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65" draw:style-name="a345" draw:name="Textfeld 7" svg:x="2.71212in" svg:y="2.07294in" svg:width="0.60183in" svg:height="0.2861in">
          <draw:text-box>
            <text:p text:style-name="a344" text:class-names="" text:cond-style-name=""><text:span text:style-name="a342" text:class-names="">3.3***</text:span><text:span text:style-name="a343" text:class-names=""/></text:p>
          </draw:text-box>
          <svg:title/>
          <svg:desc/>
        </draw:frame>
        <draw:frame draw:id="id66" draw:style-name="a349" draw:name="Textfeld 8" svg:x="2.25194in" svg:y="2.17122in" svg:width="0.45081in" svg:height="0.2861in">
          <draw:text-box>
            <text:p text:style-name="a348" text:class-names="" text:cond-style-name=""><text:span text:style-name="a346" text:class-names="">1.4</text:span><text:span text:style-name="a347" text:class-names=""/></text:p>
          </draw:text-box>
          <svg:title/>
          <svg:desc/>
        </draw:frame>
        <draw:frame draw:id="id67" draw:style-name="a360" draw:name="Textfeld 10" svg:x="2.60986in" svg:y="2.25085in" svg:width="0.94328in" svg:height="0.37025in">
          <draw:text-box>
            <text:p text:style-name="a353" text:class-names="" text:cond-style-name=""><text:span text:style-name="a350" text:class-names="">River</text:span><text:span text:style-name="a351" text:class-names=""><text:s text:c="1"/></text:span><text:span text:style-name="a352" text:class-names="">km***</text:span></text:p>
            <text:p text:style-name="a359" text:class-names="" text:cond-style-name=""><text:span text:style-name="a354" text:class-names="">Distance</text:span><text:span text:style-name="a355" text:class-names=""><text:s text:c="1"/></text:span><text:span text:style-name="a356" text:class-names="">river</text:span><text:span text:style-name="a357" text:class-names="">*</text:span><text:span text:style-name="a358" text:class-names=""/></text:p>
          </draw:text-box>
          <svg:title/>
          <svg:desc/>
        </draw:frame>
        <draw:custom-shape svg:x="3.68842in" svg:y="1.80707in" svg:width="1.1811in" svg:height="1.1811in" draw:id="id68" draw:style-name="a363" draw:name="Ellipse 11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9007in" svg:y="1.80707in" svg:width="1.1811in" svg:height="1.1811in" draw:id="id69" draw:style-name="a366" draw:name="Ellipse 12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0" draw:style-name="a375" draw:name="Textfeld 19" svg:x="3.43087in" svg:y="1.26071in" svg:width="2.39017in" svg:height="0.47122in">
          <draw:text-box>
            <text:p text:style-name="a369" text:class-names="" text:cond-style-name=""><text:span text:style-name="a367" text:class-names="">Nestedness</text:span><text:span text:style-name="a368" text:class-names=""/></text:p>
            <text:p text:style-name="a374" text:class-names="" text:cond-style-name=""><text:span text:style-name="a370" text:class-names="">(</text:span><text:span text:style-name="a371" text:class-names="">β</text:span><text:span text:style-name="a372" text:class-names="">SNE</text:span><text:span text:style-name="a373" text:class-names=""><text:s text:c="1"/>= 0.05)</text:span></text:p>
          </draw:text-box>
          <svg:title/>
          <svg:desc/>
        </draw:frame>
        <draw:frame draw:id="id71" draw:style-name="a386" draw:name="Textfeld 20" svg:x="1.37876in" svg:y="1.26071in" svg:width="2.17438in" svg:height="0.47122in">
          <draw:text-box>
            <text:p text:style-name="a378" text:class-names="" text:cond-style-name=""><text:span text:style-name="a376" text:class-names="">Turnover</text:span><text:span text:style-name="a377" text:class-names=""/></text:p>
            <text:p text:style-name="a385" text:class-names="" text:cond-style-name=""><text:span text:style-name="a379" text:class-names="">(</text:span><text:span text:style-name="a380" text:class-names="">β</text:span><text:span text:style-name="a381" text:class-names="">SIM</text:span><text:span text:style-name="a382" text:class-names=""><text:s text:c="1"/>=<text:s text:c="1"/></text:span><text:span text:style-name="a383" text:class-names="">0.27)</text:span><text:span text:style-name="a384" text:class-names=""/></text:p>
          </draw:text-box>
          <svg:title/>
          <svg:desc/>
        </draw:frame>
        <draw:custom-shape svg:x="1.49337in" svg:y="4.2564in" svg:width="1.1811in" svg:height="1.1811in" draw:id="id72" draw:style-name="a389" draw:name="Ellipse 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5485in" svg:y="4.25641in" svg:width="1.1811in" svg:height="1.1811in" draw:id="id73" draw:style-name="a392" draw:name="Ellipse 4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64853in" svg:y="4.2898in" svg:width="1.1811in" svg:height="1.1811in" draw:id="id74" draw:style-name="a395" draw:name="Ellipse 11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2712in" svg:y="4.2898in" svg:width="1.1811in" svg:height="1.1811in" draw:id="id75" draw:style-name="a398" draw:name="Ellipse 12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6" draw:style-name="a407" draw:name="Textfeld 19" svg:x="3.43372in" svg:y="3.75198in" svg:width="2.39017in" svg:height="0.47122in">
          <draw:text-box>
            <text:p text:style-name="a401" text:class-names="" text:cond-style-name=""><text:span text:style-name="a399" text:class-names="">Abundance gradient</text:span><text:span text:style-name="a400" text:class-names=""/></text:p>
            <text:p text:style-name="a406" text:class-names="" text:cond-style-name=""><text:span text:style-name="a402" text:class-names="">(</text:span><text:span text:style-name="a403" text:class-names="">β</text:span><text:span text:style-name="a404" text:class-names="">BC GRA</text:span><text:span text:style-name="a405" text:class-names=""><text:s text:c="1"/>= 0.02)</text:span></text:p>
          </draw:text-box>
          <svg:title/>
          <svg:desc/>
        </draw:frame>
        <draw:frame draw:id="id77" draw:style-name="a416" draw:name="Textfeld 20" svg:x="1.38161in" svg:y="3.75198in" svg:width="2.17438in" svg:height="0.47122in">
          <draw:text-box>
            <text:p text:style-name="a410" text:class-names="" text:cond-style-name=""><text:span text:style-name="a408" text:class-names="">Balanced variation</text:span><text:span text:style-name="a409" text:class-names=""/></text:p>
            <text:p text:style-name="a415" text:class-names="" text:cond-style-name=""><text:span text:style-name="a411" text:class-names="">(</text:span><text:span text:style-name="a412" text:class-names="">β</text:span><text:span text:style-name="a413" text:class-names="">BC BAL</text:span><text:span text:style-name="a414" text:class-names=""><text:s text:c="1"/>= 0.39)</text:span></text:p>
          </draw:text-box>
          <svg:title/>
          <svg:desc/>
        </draw:frame>
        <draw:custom-shape svg:x="1.87212in" svg:y="2.51341in" svg:width="1.1811in" svg:height="1.1811in" draw:id="id78" draw:style-name="a419" draw:name="Ellipse 4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3559in" svg:y="2.5029in" svg:width="1.1811in" svg:height="1.1811in" draw:id="id79" draw:style-name="a422" draw:name="Ellipse 4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87712in" svg:y="4.9682in" svg:width="1.1811in" svg:height="1.1811in" draw:id="id80" draw:style-name="a425" draw:name="Ellipse 4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3406in" svg:y="4.95705in" svg:width="1.1811in" svg:height="1.1811in" draw:id="id81" draw:style-name="a428" draw:name="Ellipse 4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2" draw:style-name="a432" draw:name="Textfeld 8" svg:x="2.51608in" svg:y="2.66472in" svg:width="0.45081in" svg:height="0.2861in">
          <draw:text-box>
            <text:p text:style-name="a431" text:class-names="" text:cond-style-name=""><text:span text:style-name="a429" text:class-names="">2.9</text:span><text:span text:style-name="a430" text:class-names=""/></text:p>
          </draw:text-box>
          <svg:title/>
          <svg:desc/>
        </draw:frame>
        <draw:frame draw:id="id83" draw:style-name="a436" draw:name="Textfeld 8" svg:x="2.23221in" svg:y="3.05354in" svg:width="0.55412in" svg:height="0.2861in">
          <draw:text-box>
            <text:p text:style-name="a435" text:class-names="" text:cond-style-name=""><text:span text:style-name="a433" text:class-names="">4.7**</text:span><text:span text:style-name="a434" text:class-names=""/></text:p>
          </draw:text-box>
          <svg:title/>
          <svg:desc/>
        </draw:frame>
        <draw:frame draw:id="id84" draw:style-name="a442" draw:name="Textfeld 45" svg:x="2.15166in" svg:y="0.29493in" svg:width="3.17862in" svg:height="0.40391in">
          <draw:text-box>
            <text:p text:style-name="a441" text:class-names="" text:cond-style-name=""><text:span text:style-name="a437" text:class-names="">Variation<text:s text:c="1"/></text:span><text:span text:style-name="a438" text:class-names="">partitioning</text:span><text:span text:style-name="a439" text:class-names=""><text:s text:c="1"/>2017</text:span><text:span text:style-name="a440" text:class-names=""/></text:p>
          </draw:text-box>
          <svg:title/>
          <svg:desc/>
        </draw:frame>
        <draw:frame draw:id="id85" draw:style-name="a448" draw:name="Textfeld 10" svg:x="2.06593in" svg:y="3.25531in" svg:width="0.7204in" svg:height="0.37025in">
          <draw:text-box>
            <text:p text:style-name="a444" text:class-names="" text:cond-style-name=""><text:span text:style-name="a443" text:class-names="">PC3cY*</text:span></text:p>
            <text:p text:style-name="a447" text:class-names="" text:cond-style-name=""><text:span text:style-name="a445" text:class-names="">PC1cY*</text:span><text:span text:style-name="a446" text:class-names=""/></text:p>
          </draw:text-box>
          <svg:title/>
          <svg:desc/>
        </draw:frame>
        <draw:frame draw:id="id86" draw:style-name="a452" draw:name="Textfeld 8" svg:x="2.2691in" svg:y="5.42846in" svg:width="0.55412in" svg:height="0.2861in">
          <draw:text-box>
            <text:p text:style-name="a451" text:class-names="" text:cond-style-name=""><text:span text:style-name="a449" text:class-names="">2.0*</text:span><text:span text:style-name="a450" text:class-names=""/></text:p>
          </draw:text-box>
          <svg:title/>
          <svg:desc/>
        </draw:frame>
        <draw:frame draw:id="id87" draw:style-name="a458" draw:name="Textfeld 10" svg:x="2.18767in" svg:y="5.60827in" svg:width="0.7204in" svg:height="0.37025in">
          <draw:text-box>
            <text:p text:style-name="a455" text:class-names="" text:cond-style-name=""><text:span text:style-name="a453" text:class-names="">plotAge</text:span><text:span text:style-name="a454" text:class-names="">***</text:span></text:p>
            <text:p text:style-name="a457" text:class-names="" text:cond-style-name=""><text:span text:style-name="a456" text:class-names="">PC1cY*</text:span></text:p>
          </draw:text-box>
          <svg:title/>
          <svg:desc/>
        </draw:frame>
        <draw:custom-shape svg:x="7.89651in" svg:y="1.91469in" svg:width="1.1811in" svg:height="1.1811in" draw:id="id88" draw:style-name="a461" draw:name="Ellipse 3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8363in" svg:y="1.91469in" svg:width="1.1811in" svg:height="1.1811in" draw:id="id89" draw:style-name="a464" draw:name="Ellipse 4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0" draw:style-name="a468" draw:name="Textfeld 7" svg:x="9.12664in" svg:y="2.17977in" svg:width="0.60183in" svg:height="0.2861in">
          <draw:text-box>
            <text:p text:style-name="a467" text:class-names="" text:cond-style-name=""><text:span text:style-name="a465" text:class-names="">3.3***</text:span><text:span text:style-name="a466" text:class-names=""/></text:p>
          </draw:text-box>
          <svg:title/>
          <svg:desc/>
        </draw:frame>
        <draw:frame draw:id="id91" draw:style-name="a472" draw:name="Textfeld 8" svg:x="8.66647in" svg:y="2.27806in" svg:width="0.45081in" svg:height="0.2861in">
          <draw:text-box>
            <text:p text:style-name="a471" text:class-names="" text:cond-style-name=""><text:span text:style-name="a469" text:class-names="">1.4</text:span><text:span text:style-name="a470" text:class-names=""/></text:p>
          </draw:text-box>
          <svg:title/>
          <svg:desc/>
        </draw:frame>
        <draw:frame draw:id="id92" draw:style-name="a483" draw:name="Textfeld 10" svg:x="9.02439in" svg:y="2.35768in" svg:width="0.94328in" svg:height="0.37025in">
          <draw:text-box>
            <text:p text:style-name="a476" text:class-names="" text:cond-style-name=""><text:span text:style-name="a473" text:class-names="">River</text:span><text:span text:style-name="a474" text:class-names=""><text:s text:c="1"/></text:span><text:span text:style-name="a475" text:class-names="">km***</text:span></text:p>
            <text:p text:style-name="a482" text:class-names="" text:cond-style-name=""><text:span text:style-name="a477" text:class-names="">Distance</text:span><text:span text:style-name="a478" text:class-names=""><text:s text:c="1"/></text:span><text:span text:style-name="a479" text:class-names="">river</text:span><text:span text:style-name="a480" text:class-names="">*</text:span><text:span text:style-name="a481" text:class-names=""/></text:p>
          </draw:text-box>
          <svg:title/>
          <svg:desc/>
        </draw:frame>
        <draw:custom-shape svg:x="10.10295in" svg:y="1.9139in" svg:width="1.1811in" svg:height="1.1811in" draw:id="id93" draw:style-name="a486" draw:name="Ellipse 11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046in" svg:y="1.9139in" svg:width="1.1811in" svg:height="1.1811in" draw:id="id94" draw:style-name="a489" draw:name="Ellipse 12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5" draw:style-name="a498" draw:name="Textfeld 19" svg:x="9.84539in" svg:y="1.36754in" svg:width="2.39017in" svg:height="0.47122in">
          <draw:text-box>
            <text:p text:style-name="a492" text:class-names="" text:cond-style-name=""><text:span text:style-name="a490" text:class-names="">Nestedness</text:span><text:span text:style-name="a491" text:class-names=""/></text:p>
            <text:p text:style-name="a497" text:class-names="" text:cond-style-name=""><text:span text:style-name="a493" text:class-names="">(</text:span><text:span text:style-name="a494" text:class-names="">β</text:span><text:span text:style-name="a495" text:class-names="">SNE</text:span><text:span text:style-name="a496" text:class-names=""><text:s text:c="1"/>= 0.05)</text:span></text:p>
          </draw:text-box>
          <svg:title/>
          <svg:desc/>
        </draw:frame>
        <draw:frame draw:id="id96" draw:style-name="a509" draw:name="Textfeld 20" svg:x="7.79329in" svg:y="1.36754in" svg:width="2.17438in" svg:height="0.47122in">
          <draw:text-box>
            <text:p text:style-name="a501" text:class-names="" text:cond-style-name=""><text:span text:style-name="a499" text:class-names="">Turnover</text:span><text:span text:style-name="a500" text:class-names=""/></text:p>
            <text:p text:style-name="a508" text:class-names="" text:cond-style-name=""><text:span text:style-name="a502" text:class-names="">(</text:span><text:span text:style-name="a503" text:class-names="">β</text:span><text:span text:style-name="a504" text:class-names="">SIM</text:span><text:span text:style-name="a505" text:class-names=""><text:s text:c="1"/>=<text:s text:c="1"/></text:span><text:span text:style-name="a506" text:class-names="">0.27)</text:span><text:span text:style-name="a507" text:class-names=""/></text:p>
          </draw:text-box>
          <svg:title/>
          <svg:desc/>
        </draw:frame>
        <draw:custom-shape svg:x="7.9079in" svg:y="4.36323in" svg:width="1.1811in" svg:height="1.1811in" draw:id="id97" draw:style-name="a512" draw:name="Ellipse 3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6938in" svg:y="4.36324in" svg:width="1.1811in" svg:height="1.1811in" draw:id="id98" draw:style-name="a515" draw:name="Ellipse 4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6306in" svg:y="4.39663in" svg:width="1.1811in" svg:height="1.1811in" draw:id="id99" draw:style-name="a518" draw:name="Ellipse 11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4164in" svg:y="4.39663in" svg:width="1.1811in" svg:height="1.1811in" draw:id="id100" draw:style-name="a521" draw:name="Ellipse 12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1" draw:style-name="a530" draw:name="Textfeld 19" svg:x="9.84824in" svg:y="3.85882in" svg:width="2.39017in" svg:height="0.47122in">
          <draw:text-box>
            <text:p text:style-name="a524" text:class-names="" text:cond-style-name=""><text:span text:style-name="a522" text:class-names="">Abundance gradient</text:span><text:span text:style-name="a523" text:class-names=""/></text:p>
            <text:p text:style-name="a529" text:class-names="" text:cond-style-name=""><text:span text:style-name="a525" text:class-names="">(</text:span><text:span text:style-name="a526" text:class-names="">β</text:span><text:span text:style-name="a527" text:class-names="">BC GRA</text:span><text:span text:style-name="a528" text:class-names=""><text:s text:c="1"/>= 0.02)</text:span></text:p>
          </draw:text-box>
          <svg:title/>
          <svg:desc/>
        </draw:frame>
        <draw:frame draw:id="id102" draw:style-name="a539" draw:name="Textfeld 20" svg:x="7.79614in" svg:y="3.85882in" svg:width="2.17438in" svg:height="0.47122in">
          <draw:text-box>
            <text:p text:style-name="a533" text:class-names="" text:cond-style-name=""><text:span text:style-name="a531" text:class-names="">Balanced variation</text:span><text:span text:style-name="a532" text:class-names=""/></text:p>
            <text:p text:style-name="a538" text:class-names="" text:cond-style-name=""><text:span text:style-name="a534" text:class-names="">(</text:span><text:span text:style-name="a535" text:class-names="">β</text:span><text:span text:style-name="a536" text:class-names="">BC BAL</text:span><text:span text:style-name="a537" text:class-names=""><text:s text:c="1"/>= 0.39)</text:span></text:p>
          </draw:text-box>
          <svg:title/>
          <svg:desc/>
        </draw:frame>
        <draw:custom-shape svg:x="8.28665in" svg:y="2.62024in" svg:width="1.1811in" svg:height="1.1811in" draw:id="id103" draw:style-name="a542" draw:name="Ellipse 4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5012in" svg:y="2.60973in" svg:width="1.1811in" svg:height="1.1811in" draw:id="id104" draw:style-name="a545" draw:name="Ellipse 4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9165in" svg:y="5.07503in" svg:width="1.1811in" svg:height="1.1811in" draw:id="id105" draw:style-name="a548" draw:name="Ellipse 4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4858in" svg:y="5.06388in" svg:width="1.1811in" svg:height="1.1811in" draw:id="id106" draw:style-name="a551" draw:name="Ellipse 4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7" draw:style-name="a555" draw:name="Textfeld 8" svg:x="8.9306in" svg:y="2.77155in" svg:width="0.45081in" svg:height="0.2861in">
          <draw:text-box>
            <text:p text:style-name="a554" text:class-names="" text:cond-style-name=""><text:span text:style-name="a552" text:class-names="">2.9</text:span><text:span text:style-name="a553" text:class-names=""/></text:p>
          </draw:text-box>
          <svg:title/>
          <svg:desc/>
        </draw:frame>
        <draw:frame draw:id="id108" draw:style-name="a559" draw:name="Textfeld 8" svg:x="8.64674in" svg:y="3.16037in" svg:width="0.55412in" svg:height="0.2861in">
          <draw:text-box>
            <text:p text:style-name="a558" text:class-names="" text:cond-style-name=""><text:span text:style-name="a556" text:class-names="">4.7**</text:span><text:span text:style-name="a557" text:class-names=""/></text:p>
          </draw:text-box>
          <svg:title/>
          <svg:desc/>
        </draw:frame>
        <draw:frame draw:id="id109" draw:style-name="a565" draw:name="Textfeld 71" svg:x="8.56619in" svg:y="0.40177in" svg:width="3.17862in" svg:height="0.40391in">
          <draw:text-box>
            <text:p text:style-name="a564" text:class-names="" text:cond-style-name=""><text:span text:style-name="a560" text:class-names="">Variation<text:s text:c="1"/></text:span><text:span text:style-name="a561" text:class-names="">partitioning</text:span><text:span text:style-name="a562" text:class-names=""><text:s text:c="1"/>2018</text:span><text:span text:style-name="a563" text:class-names=""/></text:p>
          </draw:text-box>
          <svg:title/>
          <svg:desc/>
        </draw:frame>
        <draw:frame draw:id="id110" draw:style-name="a571" draw:name="Textfeld 10" svg:x="8.48046in" svg:y="3.36214in" svg:width="0.7204in" svg:height="0.37025in">
          <draw:text-box>
            <text:p text:style-name="a567" text:class-names="" text:cond-style-name=""><text:span text:style-name="a566" text:class-names="">PC3cY*</text:span></text:p>
            <text:p text:style-name="a570" text:class-names="" text:cond-style-name=""><text:span text:style-name="a568" text:class-names="">PC1cY*</text:span><text:span text:style-name="a569" text:class-names=""/></text:p>
          </draw:text-box>
          <svg:title/>
          <svg:desc/>
        </draw:frame>
        <draw:frame draw:id="id111" draw:style-name="a575" draw:name="Textfeld 8" svg:x="8.68363in" svg:y="5.5353in" svg:width="0.55412in" svg:height="0.2861in">
          <draw:text-box>
            <text:p text:style-name="a574" text:class-names="" text:cond-style-name=""><text:span text:style-name="a572" text:class-names="">2.0*</text:span><text:span text:style-name="a573" text:class-names=""/></text:p>
          </draw:text-box>
          <svg:title/>
          <svg:desc/>
        </draw:frame>
        <draw:frame draw:id="id112" draw:style-name="a581" draw:name="Textfeld 10" svg:x="8.6022in" svg:y="5.7151in" svg:width="0.7204in" svg:height="0.37025in">
          <draw:text-box>
            <text:p text:style-name="a578" text:class-names="" text:cond-style-name=""><text:span text:style-name="a576" text:class-names="">plotAge</text:span><text:span text:style-name="a577" text:class-names="">***</text:span></text:p>
            <text:p text:style-name="a580" text:class-names="" text:cond-style-name=""><text:span text:style-name="a579" text:class-names="">PC1cY*</text:span></text:p>
          </draw:text-box>
          <svg:title/>
          <svg:desc/>
        </draw:frame>
      </draw:page>
      <draw:page draw:name="Slide2" draw:style-name="a582" draw:master-page-name="Master1-Layout7-blank-Leer" presentation:presentation-page-layout-name="Master1-PPL7" draw:id="Slide-257">
        <draw:custom-shape svg:x="1.48198in" svg:y="1.80786in" svg:width="1.1811in" svg:height="1.1811in" draw:id="id113" draw:style-name="a585" draw:name="Ellipse 3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691in" svg:y="1.80786in" svg:width="1.1811in" svg:height="1.1811in" draw:id="id114" draw:style-name="a588" draw:name="Ellipse 4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5" draw:style-name="a592" draw:name="Textfeld 7" svg:x="2.71212in" svg:y="2.07294in" svg:width="0.60183in" svg:height="0.2861in">
          <draw:text-box>
            <text:p text:style-name="a591" text:class-names="" text:cond-style-name=""><text:span text:style-name="a589" text:class-names="">3.3***</text:span><text:span text:style-name="a590" text:class-names=""/></text:p>
          </draw:text-box>
          <svg:title/>
          <svg:desc/>
        </draw:frame>
        <draw:frame draw:id="id116" draw:style-name="a596" draw:name="Textfeld 8" svg:x="2.25194in" svg:y="2.17122in" svg:width="0.45081in" svg:height="0.2861in">
          <draw:text-box>
            <text:p text:style-name="a595" text:class-names="" text:cond-style-name=""><text:span text:style-name="a593" text:class-names="">1.4</text:span><text:span text:style-name="a594" text:class-names=""/></text:p>
          </draw:text-box>
          <svg:title/>
          <svg:desc/>
        </draw:frame>
        <draw:frame draw:id="id117" draw:style-name="a607" draw:name="Textfeld 10" svg:x="2.60986in" svg:y="2.25085in" svg:width="0.94328in" svg:height="0.37025in">
          <draw:text-box>
            <text:p text:style-name="a600" text:class-names="" text:cond-style-name=""><text:span text:style-name="a597" text:class-names="">River</text:span><text:span text:style-name="a598" text:class-names=""><text:s text:c="1"/></text:span><text:span text:style-name="a599" text:class-names="">km***</text:span></text:p>
            <text:p text:style-name="a606" text:class-names="" text:cond-style-name=""><text:span text:style-name="a601" text:class-names="">Distance</text:span><text:span text:style-name="a602" text:class-names=""><text:s text:c="1"/></text:span><text:span text:style-name="a603" text:class-names="">river</text:span><text:span text:style-name="a604" text:class-names="">*</text:span><text:span text:style-name="a605" text:class-names=""/></text:p>
          </draw:text-box>
          <svg:title/>
          <svg:desc/>
        </draw:frame>
        <draw:custom-shape svg:x="3.68842in" svg:y="1.80707in" svg:width="1.1811in" svg:height="1.1811in" draw:id="id118" draw:style-name="a610" draw:name="Ellipse 11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9007in" svg:y="1.80707in" svg:width="1.1811in" svg:height="1.1811in" draw:id="id119" draw:style-name="a613" draw:name="Ellipse 12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0" draw:style-name="a622" draw:name="Textfeld 19" svg:x="3.43087in" svg:y="1.26071in" svg:width="2.39017in" svg:height="0.47122in">
          <draw:text-box>
            <text:p text:style-name="a616" text:class-names="" text:cond-style-name=""><text:span text:style-name="a614" text:class-names="">Nestedness</text:span><text:span text:style-name="a615" text:class-names=""/></text:p>
            <text:p text:style-name="a621" text:class-names="" text:cond-style-name=""><text:span text:style-name="a617" text:class-names="">(</text:span><text:span text:style-name="a618" text:class-names="">β</text:span><text:span text:style-name="a619" text:class-names="">SNE</text:span><text:span text:style-name="a620" text:class-names=""><text:s text:c="1"/>= 0.05)</text:span></text:p>
          </draw:text-box>
          <svg:title/>
          <svg:desc/>
        </draw:frame>
        <draw:frame draw:id="id121" draw:style-name="a633" draw:name="Textfeld 20" svg:x="1.37876in" svg:y="1.26071in" svg:width="2.17438in" svg:height="0.47122in">
          <draw:text-box>
            <text:p text:style-name="a625" text:class-names="" text:cond-style-name=""><text:span text:style-name="a623" text:class-names="">Turnover</text:span><text:span text:style-name="a624" text:class-names=""/></text:p>
            <text:p text:style-name="a632" text:class-names="" text:cond-style-name=""><text:span text:style-name="a626" text:class-names="">(</text:span><text:span text:style-name="a627" text:class-names="">β</text:span><text:span text:style-name="a628" text:class-names="">SIM</text:span><text:span text:style-name="a629" text:class-names=""><text:s text:c="1"/>=<text:s text:c="1"/></text:span><text:span text:style-name="a630" text:class-names="">0.27)</text:span><text:span text:style-name="a631" text:class-names=""/></text:p>
          </draw:text-box>
          <svg:title/>
          <svg:desc/>
        </draw:frame>
        <draw:custom-shape svg:x="1.49337in" svg:y="4.2564in" svg:width="1.1811in" svg:height="1.1811in" draw:id="id122" draw:style-name="a636" draw:name="Ellipse 3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5485in" svg:y="4.25641in" svg:width="1.1811in" svg:height="1.1811in" draw:id="id123" draw:style-name="a639" draw:name="Ellipse 4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64853in" svg:y="4.2898in" svg:width="1.1811in" svg:height="1.1811in" draw:id="id124" draw:style-name="a642" draw:name="Ellipse 11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2712in" svg:y="4.2898in" svg:width="1.1811in" svg:height="1.1811in" draw:id="id125" draw:style-name="a645" draw:name="Ellipse 12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6" draw:style-name="a654" draw:name="Textfeld 19" svg:x="3.43372in" svg:y="3.75198in" svg:width="2.39017in" svg:height="0.47122in">
          <draw:text-box>
            <text:p text:style-name="a648" text:class-names="" text:cond-style-name=""><text:span text:style-name="a646" text:class-names="">Abundance gradient</text:span><text:span text:style-name="a647" text:class-names=""/></text:p>
            <text:p text:style-name="a653" text:class-names="" text:cond-style-name=""><text:span text:style-name="a649" text:class-names="">(</text:span><text:span text:style-name="a650" text:class-names="">β</text:span><text:span text:style-name="a651" text:class-names="">BC GRA</text:span><text:span text:style-name="a652" text:class-names=""><text:s text:c="1"/>= 0.02)</text:span></text:p>
          </draw:text-box>
          <svg:title/>
          <svg:desc/>
        </draw:frame>
        <draw:frame draw:id="id127" draw:style-name="a663" draw:name="Textfeld 20" svg:x="1.38161in" svg:y="3.75198in" svg:width="2.17438in" svg:height="0.47122in">
          <draw:text-box>
            <text:p text:style-name="a657" text:class-names="" text:cond-style-name=""><text:span text:style-name="a655" text:class-names="">Balanced variation</text:span><text:span text:style-name="a656" text:class-names=""/></text:p>
            <text:p text:style-name="a662" text:class-names="" text:cond-style-name=""><text:span text:style-name="a658" text:class-names="">(</text:span><text:span text:style-name="a659" text:class-names="">β</text:span><text:span text:style-name="a660" text:class-names="">BC BAL</text:span><text:span text:style-name="a661" text:class-names=""><text:s text:c="1"/>= 0.39)</text:span></text:p>
          </draw:text-box>
          <svg:title/>
          <svg:desc/>
        </draw:frame>
        <draw:custom-shape svg:x="1.87212in" svg:y="2.51341in" svg:width="1.1811in" svg:height="1.1811in" draw:id="id128" draw:style-name="a666" draw:name="Ellipse 4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3559in" svg:y="2.5029in" svg:width="1.1811in" svg:height="1.1811in" draw:id="id129" draw:style-name="a669" draw:name="Ellipse 4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87712in" svg:y="4.9682in" svg:width="1.1811in" svg:height="1.1811in" draw:id="id130" draw:style-name="a672" draw:name="Ellipse 4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3406in" svg:y="4.95705in" svg:width="1.1811in" svg:height="1.1811in" draw:id="id131" draw:style-name="a675" draw:name="Ellipse 4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32" draw:style-name="a679" draw:name="Textfeld 8" svg:x="2.51608in" svg:y="2.66472in" svg:width="0.45081in" svg:height="0.2861in">
          <draw:text-box>
            <text:p text:style-name="a678" text:class-names="" text:cond-style-name=""><text:span text:style-name="a676" text:class-names="">2.9</text:span><text:span text:style-name="a677" text:class-names=""/></text:p>
          </draw:text-box>
          <svg:title/>
          <svg:desc/>
        </draw:frame>
        <draw:frame draw:id="id133" draw:style-name="a683" draw:name="Textfeld 8" svg:x="2.23221in" svg:y="3.05354in" svg:width="0.55412in" svg:height="0.2861in">
          <draw:text-box>
            <text:p text:style-name="a682" text:class-names="" text:cond-style-name=""><text:span text:style-name="a680" text:class-names="">4.7**</text:span><text:span text:style-name="a681" text:class-names=""/></text:p>
          </draw:text-box>
          <svg:title/>
          <svg:desc/>
        </draw:frame>
        <draw:frame draw:id="id134" draw:style-name="a689" draw:name="Textfeld 45" svg:x="2.15166in" svg:y="0.29493in" svg:width="3.17862in" svg:height="0.40391in">
          <draw:text-box>
            <text:p text:style-name="a688" text:class-names="" text:cond-style-name=""><text:span text:style-name="a684" text:class-names="">Variation<text:s text:c="1"/></text:span><text:span text:style-name="a685" text:class-names="">partitioning</text:span><text:span text:style-name="a686" text:class-names=""><text:s text:c="1"/>2017</text:span><text:span text:style-name="a687" text:class-names=""/></text:p>
          </draw:text-box>
          <svg:title/>
          <svg:desc/>
        </draw:frame>
        <draw:frame draw:id="id135" draw:style-name="a695" draw:name="Textfeld 10" svg:x="2.06593in" svg:y="3.25531in" svg:width="0.7204in" svg:height="0.37025in">
          <draw:text-box>
            <text:p text:style-name="a691" text:class-names="" text:cond-style-name=""><text:span text:style-name="a690" text:class-names="">PC3cY*</text:span></text:p>
            <text:p text:style-name="a694" text:class-names="" text:cond-style-name=""><text:span text:style-name="a692" text:class-names="">PC1cY*</text:span><text:span text:style-name="a693" text:class-names=""/></text:p>
          </draw:text-box>
          <svg:title/>
          <svg:desc/>
        </draw:frame>
        <draw:frame draw:id="id136" draw:style-name="a699" draw:name="Textfeld 8" svg:x="2.2691in" svg:y="5.42846in" svg:width="0.55412in" svg:height="0.2861in">
          <draw:text-box>
            <text:p text:style-name="a698" text:class-names="" text:cond-style-name=""><text:span text:style-name="a696" text:class-names="">2.0*</text:span><text:span text:style-name="a697" text:class-names=""/></text:p>
          </draw:text-box>
          <svg:title/>
          <svg:desc/>
        </draw:frame>
        <draw:frame draw:id="id137" draw:style-name="a705" draw:name="Textfeld 10" svg:x="2.18767in" svg:y="5.60827in" svg:width="0.7204in" svg:height="0.37025in">
          <draw:text-box>
            <text:p text:style-name="a702" text:class-names="" text:cond-style-name=""><text:span text:style-name="a700" text:class-names="">plotAge</text:span><text:span text:style-name="a701" text:class-names="">***</text:span></text:p>
            <text:p text:style-name="a704" text:class-names="" text:cond-style-name=""><text:span text:style-name="a703" text:class-names="">PC1cY*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1-11-16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1-11-16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1-11-16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1-11-16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1-11-16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1-11-16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1-11-16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1-11-16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1-11-16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1-11-16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1-11-16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1-11-16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05-06T12:13:58Z</meta:creation-date>
    <dc:date>2021-11-16T14:00:39Z</dc:date>
    <meta:editing-cycles>14</meta:editing-cycles>
    <meta:editing-duration>PT0S</meta:editing-duration>
    <meta:document-statistic meta:paragraph-count="60" meta:word-count="171"/>
  </office:meta>
</office:document-meta>
</file>